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9131" officeooo:paragraph-rsid="001c9131"/>
    </style:style>
    <style:style style:name="T1" style:family="text">
      <style:text-properties officeooo:rsid="001c9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Dummy </text:span>PDF File</text:h>
      <text:p text:style-name="P1">Nothing more, nothing les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Udriot</meta:initial-creator>
    <meta:creation-date>2020-05-29T08:46:32.128321195</meta:creation-date>
    <dc:date>2020-05-29T08:49:55.147416920</dc:date>
    <dc:creator>Fabien Udriot</dc:creator>
    <meta:editing-duration>PT1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43" meta:non-whitespace-character-count="38"/>
  </office:meta>
</office:document-meta>
</file>